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5.177cm"/>
    </style:style>
    <style:style style:name="co3" style:family="table-column">
      <style:table-column-properties fo:break-before="auto" style:column-width="9.934cm"/>
    </style:style>
    <style:style style:name="co4" style:family="table-column">
      <style:table-column-properties fo:break-before="auto" style:column-width="1.603cm"/>
    </style:style>
    <style:style style:name="co5" style:family="table-column">
      <style:table-column-properties fo:break-before="auto" style:column-width="5.655cm"/>
    </style:style>
    <style:style style:name="co6" style:family="table-column">
      <style:table-column-properties fo:break-before="auto" style:column-width="6.62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806cm"/>
    </style:style>
    <style:style style:name="co9" style:family="table-column">
      <style:table-column-properties fo:break-before="auto" style:column-width="10.3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mul" fo:country="none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Term2-S FT231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Accent_20_3" office:value-type="string" calcext:value-type="string">
            <text:p>Id</text:p>
          </table:table-cell>
          <table:table-cell table:style-name="Accent_20_3" office:value-type="string" calcext:value-type="string">
            <text:p>Designator</text:p>
          </table:table-cell>
          <table:table-cell table:style-name="Accent_20_3" office:value-type="string" calcext:value-type="string">
            <text:p>Footprint</text:p>
          </table:table-cell>
          <table:table-cell table:style-name="Accent_20_3" office:value-type="string" calcext:value-type="string">
            <text:p>Quantity</text:p>
          </table:table-cell>
          <table:table-cell table:style-name="Accent_20_3" office:value-type="string" calcext:value-type="string">
            <text:p>Designation</text:p>
          </table:table-cell>
          <table:table-cell table:style-name="Accent_20_3" office:value-type="string" calcext:value-type="string">
            <text:p>Supplier and ref</text:p>
          </table:table-cell>
          <table:table-cell table:style-name="Accent_20_3" office:value-type="string" calcext:value-type="string">
            <text:p>Price €</text:p>
          </table:table-cell>
          <table:table-cell table:style-name="Accent_20_3" office:value-type="string" calcext:value-type="string">
            <text:p>Total €</text:p>
          </table:table-cell>
          <table:table-cell table:style-name="Accent_20_3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8,R25,R2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https://www.reichelt.com/nl/en/shop/product/smd_chip_resistor_0603_470_ohm_1_-89426</text:p>
          </table:table-cell>
          <table:table-cell office:value-type="float" office:value="0.02" calcext:value-type="float">
            <text:p>0,02</text:p>
          </table:table-cell>
          <table:table-cell table:formula="of:=[.D2]*[.G2]"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R4,R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ttps://www.reichelt.com/nl/en/shop/product/smd_chip_resistor_0603_390_ohm_1_-89425</text:p>
          </table:table-cell>
          <table:table-cell office:value-type="float" office:value="0.02" calcext:value-type="float">
            <text:p>0,02</text:p>
          </table:table-cell>
          <table:table-cell table:formula="of:=[.D3]*[.G3]"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6,R2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https://www.reichelt.com/nl/en/shop/product/smd_chip_resistor_0603_12_k-ohm_1_-89443</text:p>
          </table:table-cell>
          <table:table-cell office:value-type="float" office:value="0.02" calcext:value-type="float">
            <text:p>0,02</text:p>
          </table:table-cell>
          <table:table-cell table:formula="of:=[.D4]*[.G4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3,R14,R34,R32,R9,R13,R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<text:a xlink:href="https://www.reichelt.com/nl/en/shop/product/smd_chip_resistor_0603_2_2_k-ohm_1_-89434" xlink:type="simple">https://www.reichelt.com/nl/en/shop/product/smd_chip_resistor_0603_2_2_k-ohm_1_-89434</text:a></text:p>
          </table:table-cell>
          <table:table-cell office:value-type="float" office:value="0.02" calcext:value-type="float">
            <text:p>0,02</text:p>
          </table:table-cell>
          <table:table-cell table:formula="of:=[.D5]*[.G5]" office:value-type="float" office:value="0.14" calcext:value-type="float">
            <text:p>0,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1,R4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reichelt.com/nl/en/shop/product/smd_chip_resistor_0603_27_ohm_1_-89411" xlink:type="simple">https://www.reichelt.com/nl/en/shop/product/smd_chip_resistor_0603_27_ohm_1_-89411</text:a></text:p>
          </table:table-cell>
          <table:table-cell office:value-type="float" office:value="0.02" calcext:value-type="float">
            <text:p>0,02</text:p>
          </table:table-cell>
          <table:table-cell table:formula="of:=[.D6]*[.G6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SOC-6_3.76x3.94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2417</text:p>
          </table:table-cell>
          <table:table-cell office:value-type="string" calcext:value-type="string">
            <text:p>https://www.digikey.nl/en/products/detail/analog-devices-inc-maxim-integrated/DS2417P/956994</text:p>
          </table:table-cell>
          <table:table-cell office:value-type="float" office:value="3.87" calcext:value-type="float">
            <text:p>3,87</text:p>
          </table:table-cell>
          <table:table-cell table:formula="of:=[.D7]*[.G7]" office:value-type="float" office:value="3.87" calcext:value-type="float">
            <text:p>3,87</text:p>
          </table:table-cell>
          <table:table-cell office:value-type="string" calcext:value-type="string">
            <text:p>Shop around, you can find them cheaper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8,R40,R22,R23,R1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reichelt.com/nl/en/shop/product/smd_chip_resistor_0603_10_k-ohm_1_-89442</text:p>
          </table:table-cell>
          <table:table-cell office:value-type="float" office:value="0.02" calcext:value-type="float">
            <text:p>0,02</text:p>
          </table:table-cell>
          <table:table-cell table:formula="of:=[.D8]*[.G8]"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0,D9,D6,D8,D1</text:p>
          </table:table-cell>
          <table:table-cell office:value-type="string" calcext:value-type="string">
            <text:p>D_SOD-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43W-V</text:p>
          </table:table-cell>
          <table:table-cell office:value-type="string" calcext:value-type="string">
            <text:p>https://www.reichelt.com/nl/en/shop/product/schottky_diode_30_v_0_2_a_sod-123-294308</text:p>
          </table:table-cell>
          <table:table-cell office:value-type="float" office:value="0.05" calcext:value-type="float">
            <text:p>0,05</text:p>
          </table:table-cell>
          <table:table-cell table:formula="of:=[.D9]*[.G9]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1,K2,K3</text:p>
          </table:table-cell>
          <table:table-cell office:value-type="string" calcext:value-type="string">
            <text:p>Relay_DPDT_AXICOM_IMSeries_Gullw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41 3V</text:p>
          </table:table-cell>
          <table:table-cell office:value-type="string" calcext:value-type="string">
            <text:p><text:a xlink:href="https://www.reichelt.com/nl/en/shop/product/axicom_im_signal_relay_3_v_dc_2_a_-338189" xlink:type="simple">https://www.reichelt.com/nl/en/shop/product/axicom_im_signal_relay_3_v_dc_2_a_-338189</text:a></text:p>
          </table:table-cell>
          <table:table-cell office:value-type="float" office:value="1.88" calcext:value-type="float">
            <text:p>1,88</text:p>
          </table:table-cell>
          <table:table-cell table:formula="of:=[.D10]*[.G10]" office:value-type="float" office:value="5.64" calcext:value-type="float">
            <text:p>5,64</text:p>
          </table:table-cell>
          <table:table-cell office:value-type="string" calcext:value-type="string">
            <text:p>Shop around, you can find them cheaper, maybe from other manufacturers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Tactile_SPST_Angled_PTS645Vx58-2LFS-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https://www.reichelt.com/nl/en/shop/product/short-stroke_key_6_6x7_4_mm_height_8_35_mm_12_v_horizontal-27896</text:p>
          </table:table-cell>
          <table:table-cell office:value-type="float" office:value="0.2" calcext:value-type="float">
            <text:p>0,2</text:p>
          </table:table-cell>
          <table:table-cell table:formula="of:=[.D11]*[.G11]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-out/Speaker</text:p>
          </table:table-cell>
          <table:table-cell office:value-type="string" calcext:value-type="string">
            <text:p>https://www.reichelt.com/nl/en/shop/product/pin_header_1x2_pin_straight_pitch_2_54mm_l_12_6mm-404274</text:p>
          </table:table-cell>
          <table:table-cell office:value-type="float" office:value="0.02" calcext:value-type="float">
            <text:p>0,02</text:p>
          </table:table-cell>
          <table:table-cell table:formula="of:=[.D12]*[.G12]" office:value-type="float" office:value="0.02" calcext:value-type="float">
            <text:p>0,02</text:p>
          </table:table-cell>
          <table:table-cell office:value-type="string" calcext:value-type="string">
            <text:p>Don’t buy this. Buy a strip and break off 2 pins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reichelt.com/nl/en/shop/product/smd_chip_resistor_0603_10_ohm_1_-89406</text:p>
          </table:table-cell>
          <table:table-cell office:value-type="float" office:value="0.02" calcext:value-type="float">
            <text:p>0,02</text:p>
          </table:table-cell>
          <table:table-cell table:formula="of:=[.D13]*[.G13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WROOM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https://www.reichelt.com/nl/en/shop/product/wifi_smd_module_esp32-d0wd-v3_16_mb_spi_3_3_v_18_x_25_5_x_3_-300025</text:p>
          </table:table-cell>
          <table:table-cell office:value-type="float" office:value="4.22" calcext:value-type="float">
            <text:p>4,22</text:p>
          </table:table-cell>
          <table:table-cell table:formula="of:=[.D14]*[.G14]" office:value-type="float" office:value="4.22" calcext:value-type="float">
            <text:p>4,2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actile_SPST_Angled_PTS645Vx58-2LFS-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0</text:p>
          </table:table-cell>
          <table:table-cell office:value-type="string" calcext:value-type="string">
            <text:p>https://www.reichelt.com/nl/en/shop/product/short-stroke_key_6_6x7_4_mm_height_8_35_mm_12_v_horizontal-27896</text:p>
          </table:table-cell>
          <table:table-cell office:value-type="float" office:value="0.2" calcext:value-type="float">
            <text:p>0,2</text:p>
          </table:table-cell>
          <table:table-cell table:formula="of:=[.D15]*[.G15]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,C33,C7,C28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https://www.reichelt.com/nl/en/shop/product/smd_multilayer_0603_100_nf_10_16_v_x7r_125_c_ve_4k-31873</text:p>
          </table:table-cell>
          <table:table-cell office:value-type="float" office:value="0.02" calcext:value-type="float">
            <text:p>0,02</text:p>
          </table:table-cell>
          <table:table-cell table:formula="of:=[.D16]*[.G16]"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_Mini-DIN_Female_6Pin_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<text:a xlink:href="https://www.reichelt.com/nl/en/shop/product/6-pin_mini-din_socket_purple_shielded-52029" xlink:type="simple">https://www.reichelt.com/nl/en/shop/product/6-pin_mini-din_socket_purple_shielded-52029</text:a></text:p>
          </table:table-cell>
          <table:table-cell office:value-type="float" office:value="1.12" calcext:value-type="float">
            <text:p>1,12</text:p>
          </table:table-cell>
          <table:table-cell table:formula="of:=[.D17]*[.G17]" office:value-type="float" office:value="1.12" calcext:value-type="float">
            <text:p>1,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5,C26,C27</text:p>
          </table:table-cell>
          <table:table-cell office:value-type="string" calcext:value-type="string">
            <text:p>CP_Elec_6.3x7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https://www.reichelt.com/nl/en/shop/product/electrolytic_capacitor_smd_470_f_16_v_105_c_low_esr_8_x_10-289206</text:p>
          </table:table-cell>
          <table:table-cell office:value-type="float" office:value="0.25" calcext:value-type="float">
            <text:p>0,25</text:p>
          </table:table-cell>
          <table:table-cell table:formula="of:=[.D18]*[.G18]"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0,C2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https://www.reichelt.com/nl/en/shop/product/multi-layer_ceramic_capacitor_47pf_50v_125_c-393589</text:p>
          </table:table-cell>
          <table:table-cell office:value-type="float" office:value="0.02" calcext:value-type="float">
            <text:p>0,02</text:p>
          </table:table-cell>
          <table:table-cell table:formula="of:=[.D19]*[.G19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11,D12</text:p>
          </table:table-cell>
          <table:table-cell office:value-type="string" calcext:value-type="string">
            <text:p>DIALIGHT_LED_3MM_DOU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_Dual_AKAK</text:p>
          </table:table-cell>
          <table:table-cell office:value-type="string" calcext:value-type="string">
            <text:p><text:a xlink:href="https://www.reichelt.com/nl/en/shop/product/led_module_red_green_3_mm_1_6_mcd_60_-231109" xlink:type="simple">https://www.reichelt.com/nl/en/shop/product/led_module_red_green_3_mm_1_6_mcd_60_-231109</text:a></text:p>
          </table:table-cell>
          <table:table-cell office:value-type="float" office:value="2.54" calcext:value-type="float">
            <text:p>2,54</text:p>
          </table:table-cell>
          <table:table-cell table:formula="of:=[.D20]*[.G20]" office:value-type="float" office:value="5.08" calcext:value-type="float">
            <text:p>5,08</text:p>
          </table:table-cell>
          <table:table-cell office:value-type="string" calcext:value-type="string">
            <text:p>Shop around, you can find them cheap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38,R37,R36,R35,R3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https://www.reichelt.com/nl/en/shop/product/smd_chip_resistor_0603_2_kohm_100_mw_1_-238043</text:p>
          </table:table-cell>
          <table:table-cell office:value-type="float" office:value="0.14" calcext:value-type="float">
            <text:p>0,14</text:p>
          </table:table-cell>
          <table:table-cell table:formula="of:=[.D21]*[.G21]" office:value-type="float" office:value="0.7" calcext:value-type="float">
            <text:p>0,7</text:p>
          </table:table-cell>
          <table:table-cell office:value-type="string" calcext:value-type="string">
            <text:p>Should be able to get them for 0,02 cent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<text:a xlink:href="https://www.reichelt.com/nl/en/shop/product/audio_amplifier_so-8-142519" xlink:type="simple">https://www.reichelt.com/nl/en/shop/product/audio_amplifier_so-8-142519</text:a></text:p>
          </table:table-cell>
          <table:table-cell office:value-type="float" office:value="0.37" calcext:value-type="float">
            <text:p>0,37</text:p>
          </table:table-cell>
          <table:table-cell table:formula="of:=[.D22]*[.G22]"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8,R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ttps://www.reichelt.com/nl/en/shop/product/smd_chip_resistor_0603_220_ohm_1_-89422</text:p>
          </table:table-cell>
          <table:table-cell office:value-type="float" office:value="0.02" calcext:value-type="float">
            <text:p>0,02</text:p>
          </table:table-cell>
          <table:table-cell table:formula="of:=[.D23]*[.G23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24,C16,C15,C2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https://www.reichelt.com/nl/en/shop/product/smd_multilayer_0603_1_0_nf_cog_5_50_v_125_c-206965</text:p>
          </table:table-cell>
          <table:table-cell office:value-type="float" office:value="0.02" calcext:value-type="float">
            <text:p>0,02</text:p>
          </table:table-cell>
          <table:table-cell table:formula="of:=[.D24]*[.G24]"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2,R15,R16,R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ttps://www.reichelt.com/nl/en/shop/product/smd_chip_resistor_0603_120_ohm_1_-89419</text:p>
          </table:table-cell>
          <table:table-cell office:value-type="float" office:value="0.02" calcext:value-type="float">
            <text:p>0,02</text:p>
          </table:table-cell>
          <table:table-cell table:formula="of:=[.D25]*[.G25]"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0,C9,C21,C12,C8,C11,C19</text:p>
          </table:table-cell>
          <table:table-cell office:value-type="string" calcext:value-type="string">
            <text:p>CP_EIA-3216-18_Kemet-A_Pad1.58x1.3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https://www.reichelt.com/nl/en/shop/product/smd-tantalum_100nf_35v_125_c-206442</text:p>
          </table:table-cell>
          <table:table-cell office:value-type="float" office:value="0.25" calcext:value-type="float">
            <text:p>0,25</text:p>
          </table:table-cell>
          <table:table-cell table:formula="of:=[.D26]*[.G26]" office:value-type="float" office:value="1.75" calcext:value-type="float">
            <text:p>1,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P_EIA-3216-18_Kemet-A_Pad1.58x1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/25v</text:p>
          </table:table-cell>
          <table:table-cell office:value-type="string" calcext:value-type="string">
            <text:p>https://www.reichelt.com/nl/en/shop/product/smd-tantalum_100nf_35v_125_c-206442</text:p>
          </table:table-cell>
          <table:table-cell office:value-type="float" office:value="0.25" calcext:value-type="float">
            <text:p>0,25</text:p>
          </table:table-cell>
          <table:table-cell table:formula="of:=[.D27]*[.G27]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ector_Mini-DIN_Female_6Pin_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https://www.reichelt.com/nl/en/shop/product/6-pin_mini-din_socket_green_shielded-52028?search=6-pin%2520mini-DIN&amp;</text:p>
          </table:table-cell>
          <table:table-cell office:value-type="float" office:value="1.01" calcext:value-type="float">
            <text:p>1,01</text:p>
          </table:table-cell>
          <table:table-cell table:formula="of:=[.D28]*[.G28]" office:value-type="float" office:value="1.01" calcext:value-type="float">
            <text:p>1,0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117-3.3_SOT223</text:p>
          </table:table-cell>
          <table:table-cell office:value-type="string" calcext:value-type="string">
            <text:p>https://www.reichelt.com/nl/en/shop/product/ldo_controller_fixed_3_3_v_sot-223-188925?search=ncp1117&amp;</text:p>
          </table:table-cell>
          <table:table-cell office:value-type="float" office:value="0.3" calcext:value-type="float">
            <text:p>0,3</text:p>
          </table:table-cell>
          <table:table-cell table:formula="of:=[.D29]*[.G29]"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P_EIA-6032-28_Kemet-C_Pad2.25x2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https://www.reichelt.com/nl/en/shop/product/smd-tantalum_100_f_10v_125_c-206478</text:p>
          </table:table-cell>
          <table:table-cell office:value-type="float" office:value="0.46" calcext:value-type="float">
            <text:p>0,46</text:p>
          </table:table-cell>
          <table:table-cell table:formula="of:=[.D30]*[.G30]"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31,C3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https://www.reichelt.com/nl/en/shop/product/smd_multilayer_0603_10_pf_cog_5_50v_125_c-31853</text:p>
          </table:table-cell>
          <table:table-cell office:value-type="float" office:value="0.02" calcext:value-type="float">
            <text:p>0,02</text:p>
          </table:table-cell>
          <table:table-cell table:formula="of:=[.D31]*[.G31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reichelt.com/nl/en/shop/product/smd_chip_resistor_0603_150_ohm_1_-89420</text:p>
          </table:table-cell>
          <table:table-cell office:value-type="float" office:value="0.02" calcext:value-type="float">
            <text:p>0,02</text:p>
          </table:table-cell>
          <table:table-cell table:formula="of:=[.D32]*[.G32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32E</text:p>
          </table:table-cell>
          <table:table-cell office:value-type="string" calcext:value-type="string">
            <text:p>https://www.reichelt.com/nl/en/shop/product/rs232_2_drivers_2_receivers_so-16-56951</text:p>
          </table:table-cell>
          <table:table-cell office:value-type="float" office:value="2.49" calcext:value-type="float">
            <text:p>2,49</text:p>
          </table:table-cell>
          <table:table-cell table:formula="of:=[.D33]*[.G33]" office:value-type="float" office:value="2.49" calcext:value-type="float">
            <text:p>2,4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P_EIA-7343-30_AVX-N_Pad2.25x2.5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/25V</text:p>
          </table:table-cell>
          <table:table-cell office:value-type="string" calcext:value-type="string">
            <text:p>https://www.reichelt.com/nl/en/shop/product/smd-tantal_capacitor_100_f_25v-167070</text:p>
          </table:table-cell>
          <table:table-cell office:value-type="float" office:value="2.02" calcext:value-type="float">
            <text:p>2,02</text:p>
          </table:table-cell>
          <table:table-cell table:formula="of:=[.D34]*[.G34]" office:value-type="float" office:value="2.02" calcext:value-type="float">
            <text:p>2,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5,Q6,Q2,Q7,Q1,Q3,Q8,Q4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https://www.reichelt.com/nl/en/shop/product/bipolar_transistor_npn_45_v_0_5_a_0_25_w_sot-23-319279</text:p>
          </table:table-cell>
          <table:table-cell office:value-type="float" office:value="0.03" calcext:value-type="float">
            <text:p>0,03</text:p>
          </table:table-cell>
          <table:table-cell table:formula="of:=[.D35]*[.G35]"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USB_C_Receptacle_Molex_213716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https://nl.farnell.com/molex/213716-0001/usb-conn-2-0-type-c-rcpt-16pos/dp/3648629?CMP=GRHB-OEMSECRETS</text:p>
          </table:table-cell>
          <table:table-cell office:value-type="float" office:value="1.31" calcext:value-type="float">
            <text:p>1,31</text:p>
          </table:table-cell>
          <table:table-cell table:formula="of:=[.D36]*[.G36]" office:value-type="float" office:value="1.31" calcext:value-type="float">
            <text:p>1,31</text:p>
          </table:table-cell>
          <table:table-cell office:value-type="string" calcext:value-type="string">
            <text:p><text:span text:style-name="T1">Is a bit hard to find. Possibly you could substitute it with GCT USB4085, but it does look to have a bit different measurements.</text:span> https://www.digikey.com/en/products/detail/gct/USB4085-GF-A/98597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1,R4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https://www.reichelt.com/nl/en/shop/product/smd_chip_resistor_0603_4_7_k-ohm_1_-89438</text:p>
          </table:table-cell>
          <table:table-cell office:value-type="float" office:value="0.02" calcext:value-type="float">
            <text:p>0,02</text:p>
          </table:table-cell>
          <table:table-cell table:formula="of:=[.D37]*[.G37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P_EIA-3528-21_Kemet-B_Pad1.50x2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https://www.reichelt.com/nl/en/shop/product/smd-tantalum_10_f_10v_125_c-393731</text:p>
          </table:table-cell>
          <table:table-cell office:value-type="float" office:value="0.22" calcext:value-type="float">
            <text:p>0,22</text:p>
          </table:table-cell>
          <table:table-cell table:formula="of:=[.D38]*[.G38]"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Tactile_SPST_Angled_PTS645Vx58-2LFS-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S</text:p>
          </table:table-cell>
          <table:table-cell office:value-type="string" calcext:value-type="string">
            <text:p>https://www.reichelt.com/nl/en/shop/product/short-stroke_key_6_6x7_4_mm_height_8_35_mm_12_v_horizontal-27896</text:p>
          </table:table-cell>
          <table:table-cell office:value-type="float" office:value="0.2" calcext:value-type="float">
            <text:p>0,2</text:p>
          </table:table-cell>
          <table:table-cell table:formula="of:=[.D39]*[.G39]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https://www.reichelt.com/nl/en/shop/product/smd_chip_resistor_0603_4_7_k-ohm_1_-89438</text:p>
          </table:table-cell>
          <table:table-cell office:value-type="float" office:value="0.02" calcext:value-type="float">
            <text:p>0,02</text:p>
          </table:table-cell>
          <table:table-cell table:formula="of:=[.D40]*[.G40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https://www.reichelt.com/nl/en/shop/product/smd_multilayer_ceramic_capacitor_2_2_n_10_-31866</text:p>
          </table:table-cell>
          <table:table-cell office:value-type="float" office:value="0.02" calcext:value-type="float">
            <text:p>0,02</text:p>
          </table:table-cell>
          <table:table-cell table:formula="of:=[.D41]*[.G41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5,R3,R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https://www.reichelt.com/nl/en/shop/product/smd_chip_resistor_0603_820_ohm_1_-89429</text:p>
          </table:table-cell>
          <table:table-cell office:value-type="float" office:value="0.02" calcext:value-type="float">
            <text:p>0,02</text:p>
          </table:table-cell>
          <table:table-cell table:formula="of:=[.D42]*[.G42]"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T1</text:p>
          </table:table-cell>
          <table:table-cell office:value-type="string" calcext:value-type="string">
            <text:p>TE Connectivity CR2032 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https://www.reichelt.com/nl/en/shop/product/button_cell_holder_vertical_pcb_version-74687</text:p>
          </table:table-cell>
          <table:table-cell office:value-type="float" office:value="0.84" calcext:value-type="float">
            <text:p>0,84</text:p>
          </table:table-cell>
          <table:table-cell table:formula="of:=[.D43]*[.G43]" office:value-type="float" office:value="0.84" calcext:value-type="float">
            <text:p>0,84</text:p>
          </table:table-cell>
          <table:table-cell office:value-type="string" calcext:value-type="string">
            <text:p>Others may fi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ALIGHT_LED_3MM_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www.reichelt.com/nl/en/shop/search/dialight%203mm?GROUPINDEX=0&amp;search=dialight+3mm</text:p>
          </table:table-cell>
          <table:table-cell office:value-type="float" office:value="0.97" calcext:value-type="float">
            <text:p>0,97</text:p>
          </table:table-cell>
          <table:table-cell table:formula="of:=[.D44]*[.G44]" office:value-type="float" office:value="0.97" calcext:value-type="float">
            <text:p>0,9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https://www.reichelt.com/nl/en/shop/product/esd_protection_diodes_17_v_85_w_sot-23-6-219327</text:p>
          </table:table-cell>
          <table:table-cell office:value-type="float" office:value="0.15" calcext:value-type="float">
            <text:p>0,15</text:p>
          </table:table-cell>
          <table:table-cell table:formula="of:=[.D45]*[.G45]"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DSUB-9_Pins_Horizontal_P2.77x2.84mm_EdgePinOffset7.70mm_Housed_MountingHolesOffset9.1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-232 V.24</text:p>
          </table:table-cell>
          <table:table-cell office:value-type="string" calcext:value-type="string">
            <text:p>https://www.reichelt.com/nl/en/shop/product/d-sub-jack_9-polig_angled_rm_7_2-6954</text:p>
          </table:table-cell>
          <table:table-cell office:value-type="float" office:value="0.33" calcext:value-type="float">
            <text:p>0,33</text:p>
          </table:table-cell>
          <table:table-cell table:formula="of:=[.D46]*[.G46]"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P_Elec_5x5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https://www.reichelt.com/nl/en/shop/product/smd-e-cap_radial_100_f_4_v_85_c_1000_h_20_-228432</text:p>
          </table:table-cell>
          <table:table-cell office:value-type="float" office:value="0.22" calcext:value-type="float">
            <text:p>0,22</text:p>
          </table:table-cell>
          <table:table-cell table:formula="of:=[.D47]*[.G47]"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P_Elec_6.3x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https://www.reichelt.com/nl/en/shop/product/smd-capacitor_220_f_16v_105_c_2000_h-275864</text:p>
          </table:table-cell>
          <table:table-cell office:value-type="float" office:value="0.2" calcext:value-type="float">
            <text:p>0,2</text:p>
          </table:table-cell>
          <table:table-cell table:formula="of:=[.D48]*[.G48]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SUB-15-HD AssMann HD 15F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https://www.reichelt.com/nl/en/shop/product/d-sub_socket_high_density_15-pin_print_angled-8506</text:p>
          </table:table-cell>
          <table:table-cell office:value-type="float" office:value="0.43" calcext:value-type="float">
            <text:p>0,43</text:p>
          </table:table-cell>
          <table:table-cell table:formula="of:=[.D49]*[.G49]" office:value-type="float" office:value="0.43" calcext:value-type="float">
            <text:p>0,4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ttps://www.reichelt.com/nl/en/shop/product/smd_chip_resistor_0603_270_ohm_1_-89423</text:p>
          </table:table-cell>
          <table:table-cell office:value-type="float" office:value="0.02" calcext:value-type="float">
            <text:p>0,02</text:p>
          </table:table-cell>
          <table:table-cell table:formula="of:=[.D50]*[.G50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pot</text:p>
          </table:table-cell>
          <table:table-cell office:value-type="string" calcext:value-type="string">
            <text:p>https://www.reichelt.com/nl/en/shop/product/pin_header_1_x_3_pin_straight_pitch_2_54_mm-404276</text:p>
          </table:table-cell>
          <table:table-cell office:value-type="float" office:value="0.1" calcext:value-type="float">
            <text:p>0,1</text:p>
          </table:table-cell>
          <table:table-cell table:formula="of:=[.D51]*[.G51]" office:value-type="float" office:value="0.1" calcext:value-type="float">
            <text:p>0,1</text:p>
          </table:table-cell>
          <table:table-cell office:value-type="string" calcext:value-type="string">
            <text:p>Don’t buy this. Buy a strip and break off 3 pins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https://www.reichelt.com/nl/en/shop/product/mlcc_0603_10_uf_6_3_v_x5r_-10_-410107</text:p>
          </table:table-cell>
          <table:table-cell office:value-type="float" office:value="0.03" calcext:value-type="float">
            <text:p>0,03</text:p>
          </table:table-cell>
          <table:table-cell table:formula="of:=[.D52]*[.G52]" office:value-type="float" office:value="0.03" calcext:value-type="float">
            <text:p>0,03</text:p>
          </table:table-cell>
          <table:table-cell office:value-type="string" calcext:value-type="string">
            <text:p>I have made a mistake here, it should have been size 0603 and not 0805. You can use either if you want, they will both fit. But I just used the 0603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ack_3.5mm_Ledino_KB3SPRS_Horizontal-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-out/Speaker</text:p>
          </table:table-cell>
          <table:table-cell office:value-type="string" calcext:value-type="string">
            <text:p>https://www.reichelt.com/nl/en/shop/product/jack_socket_3_5_mm_pcb_with_switch_contact-7301</text:p>
          </table:table-cell>
          <table:table-cell office:value-type="float" office:value="0.37" calcext:value-type="float">
            <text:p>0,37</text:p>
          </table:table-cell>
          <table:table-cell table:formula="of:=[.D53]*[.G53]"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https://www.reichelt.com/nl/en/shop/product/multi-layer_ceramic_capacitor_47nf_50v_125_c-206999</text:p>
          </table:table-cell>
          <table:table-cell office:value-type="float" office:value="0.02" calcext:value-type="float">
            <text:p>0,02</text:p>
          </table:table-cell>
          <table:table-cell table:formula="of:=[.D54]*[.G54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C38-LF_D3.0mm_L8.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https://www.reichelt.com/nl/en/shop/product/quartz_32_768_khz-245393</text:p>
          </table:table-cell>
          <table:table-cell office:value-type="float" office:value="0.25" calcext:value-type="float">
            <text:p>0,25</text:p>
          </table:table-cell>
          <table:table-cell table:formula="of:=[.D55]*[.G55]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P_EIA-6032-28_Kemet-C_Pad2.25x2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https://www.reichelt.com/nl/en/shop/product/smd_tantalum_10_f_10_25v_case_c_125_c_ve_500-206470</text:p>
          </table:table-cell>
          <table:table-cell office:value-type="float" office:value="0.34" calcext:value-type="float">
            <text:p>0,34</text:p>
          </table:table-cell>
          <table:table-cell table:formula="of:=[.D56]*[.G56]"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SOP-20_3.9x8.7mm_P0.6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1XS</text:p>
          </table:table-cell>
          <table:table-cell office:value-type="string" calcext:value-type="string">
            <text:p><text:a xlink:href="https://nl.mouser.com/ProductDetail/FTDI/FT231XS-U" xlink:type="simple">https://nl.mouser.com/ProductDetail/FTDI/FT231XS-U</text:a>?qs=Gp1Yz1mis3WFP7tMtj2Z9g%3D%3D&amp;mgh=1&amp;utm_id=20331598300&amp;utm_source=google&amp;utm_medium=cpc&amp;utm_marketing_tactic=emeacorp&amp;gad_source=1&amp;gad_campaignid=20327123918&amp;gbraid=0AAAAADn_wf0jQ3eO25OU7ZaUOrYeOZYda&amp;gclid=Cj0KCQiAnJHMBhDAARIsABr7b85HFixtkLl5McDvIUx6xJr55c0ptB5DuYC_pPIU6uWl_VjRPusgF60aAt15EALw_wcB</text:p>
          </table:table-cell>
          <table:table-cell office:value-type="float" office:value="2.01" calcext:value-type="float">
            <text:p>2,01</text:p>
          </table:table-cell>
          <table:table-cell table:formula="of:=[.D57]*[.G57]" office:value-type="float" office:value="2.01" calcext:value-type="float">
            <text:p>2,01</text:p>
          </table:table-cell>
          <table:table-cell office:value-type="string" calcext:value-type="string">
            <text:p>Not everyone carries these. I actually purchased them via Aliexpress, here: <text:a xlink:href="https://nl.aliexpress.com/item/1005008798538821.html?pdp_npi=4%40dis%21EUR%21" xlink:type="simple">https://nl.aliexpress.com/item/1005008798538821.html?pdp_npi=4%40dis%21EUR%21</text:a>€%204%2C09%21€%204%2C09%21%21%214.71%214.71%21%402103963717703278840165996eeb1d%2112000046707781765%21sh%21NL%211858459969%21X&amp;spm=a2g0o.store_pc_allItems_or_groupList.new_all_items_2007599280250.1005008798538821&amp;gatewayAdapt=glo2nl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https://www.reichelt.com/nl/en/shop/product/smd_chip_resistor_0603_5_1_kohm_100_mw_1_-238051</text:p>
          </table:table-cell>
          <table:table-cell office:value-type="float" office:value="0.06" calcext:value-type="float">
            <text:p>0,06</text:p>
          </table:table-cell>
          <table:table-cell table:formula="of:=[.D58]*[.G58]" office:value-type="float" office:value="0.06" calcext:value-type="float">
            <text:p>0,06</text:p>
          </table:table-cell>
          <table:table-cell office:value-type="string" calcext:value-type="string">
            <text:p>I expect you can use 4.7K as well, for this one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experia_CFP3_SOD-12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https://www.reichelt.com/nl/en/shop/product/schottky_40v_1a_sod123_450mw-382908</text:p>
          </table:table-cell>
          <table:table-cell office:value-type="float" office:value="0.25" calcext:value-type="float">
            <text:p>0,25</text:p>
          </table:table-cell>
          <table:table-cell table:formula="of:=[.D59]*[.G59]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P_EIA-3216-18_Kemet-A_Pad1.58x1.3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https://www.reichelt.com/nl/en/shop/product/smd_tantalum_1_f_10_25v_case_a_125_c_-393718</text:p>
          </table:table-cell>
          <table:table-cell office:value-type="float" office:value="0.3" calcext:value-type="float">
            <text:p>0,3</text:p>
          </table:table-cell>
          <table:table-cell table:formula="of:=[.D60]*[.G60]" office:value-type="float" office:value="0.3" calcext:value-type="float">
            <text:p>0,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Accent_20_3" office:value-type="string" calcext:value-type="string">
            <text:p>Total:</text:p>
          </table:table-cell>
          <table:table-cell table:formula="of:=SUM([.H2:.H60])" office:value-type="float" office:value="40.54" calcext:value-type="float">
            <text:p>40,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mul" fo:country="none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mul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5T22:46:50.803719000</dc:date>
    <meta:editing-duration>PT21M18S</meta:editing-duration>
    <meta:editing-cycles>3</meta:editing-cycles>
    <meta:generator>LibreOffice/25.8.3.2$MacOSX_AARCH64 LibreOffice_project/8ca8d55c161d602844f5428fa4b58097424e324e</meta:generator>
    <meta:document-statistic meta:table-count="1" meta:cell-count="494" meta:object-count="0"/>
  </office:meta>
</office:document-meta>
</file>